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0010928" text:id="ct90010928">
          <text:insertion>
            <office:change-info>
              <dc:creator>Stéphan Geulette</dc:creator>
              <dc:date>2011-03-31T15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9">do text</text:span></text:p><text:p text:style-name="P5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5"><text:span text:style-name="T9">do text if not len(self.getApplicants()) &gt; 1</text:span></text:p><text:p text:style-name="P5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5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5"><text:span text:style-name="T9">do text</text:span></text:p><text:p text:style-name="P5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p text:style-name="UrbanBody"><text:span text:style-name="T8"><office:annotation><dc:creator>Stéphan Geulette</dc:creator><dc:date>2011-03-31T15:08:14</dc:date><text:p text:style-name="P5"><text:span text:style-name="T9">do section- for missingPart in self.getMissingParts()</text:span></text:p></office:annotation></text:span><text:change-start text:change-id="ct90010928"/><text:span text:style-name="T8">self.displayValue(self.listMissingParts(), missingPart)</text:span><text:change-end text:change-id="ct90010928"/></text:p>
      </text:section>
      <text:p text:style-name="UrbanBody"><office:annotation><dc:creator>Stéphan Geulette</dc:creator><dc:date>2011-04-01T14:01:18</dc:date><text:p text:style-name="P5"><text:span text:style-name="T9">do text </text:span></text:p><text:p text:style-name="P5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5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9">do text</text:span></text:p><text:p text:style-name="P5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4:58:11</dc:date>
    <dc:language>fr-FR</dc:language>
    <meta:editing-cycles>90</meta:editing-cycles>
    <meta:editing-duration>P1DT9H42M16S</meta:editing-duration>
    <dc:creator>sde </dc:creator>
    <meta:document-statistic meta:table-count="0" meta:image-count="0" meta:object-count="0" meta:page-count="1" meta:paragraph-count="25" meta:word-count="185" meta:character-count="1578"/>
    <meta:user-defined meta:name="Info 1"/>
    <meta:user-defined meta:name="Info 2"/>
    <meta:user-defined meta:name="Info 3"/>
    <meta:user-defined meta:name="Info 4"/>
  </office:meta>
</office:document-meta>
</file>